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TeX Gyre Schola1" svg:font-family="'TeX Gyre Schola'"/>
    <style:font-face style:name="Times New Roman" svg:font-family="'Times New Roman'"/>
    <style:font-face style:name="sans-serif" svg:font-family="sans-serif"/>
    <style:font-face style:name="FreeSans1" svg:font-family="FreeSans" style:font-family-generic="swiss"/>
    <style:font-face style:name="TeX Gyre Schola" svg:font-family="'TeX Gyre Schol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TeX Gyre Schola"/>
    </style:style>
    <style:style style:name="P2" style:family="paragraph" style:parent-style-name="Standard">
      <style:text-properties style:font-name="TeX Gyre Schola" fo:font-size="14pt" style:font-size-asian="14pt" style:font-size-complex="14pt"/>
    </style:style>
    <style:style style:name="P3" style:family="paragraph" style:parent-style-name="Standard">
      <style:text-properties style:font-name="TeX Gyre Schola" fo:font-size="14pt" officeooo:paragraph-rsid="000b8bb3" style:font-size-asian="14pt" style:font-size-complex="14pt"/>
    </style:style>
    <style:style style:name="P4" style:family="paragraph" style:parent-style-name="Standard">
      <style:text-properties style:font-name="TeX Gyre Schola" fo:font-size="14pt" officeooo:paragraph-rsid="000ce2ae" style:font-size-asian="14pt" style:font-size-complex="14pt"/>
    </style:style>
    <style:style style:name="P5" style:family="paragraph" style:parent-style-name="Standard">
      <style:text-properties style:font-name="TeX Gyre Schola" fo:font-size="14pt" officeooo:paragraph-rsid="000fa622" style:font-size-asian="14pt" style:font-size-complex="14pt"/>
    </style:style>
    <style:style style:name="P6" style:family="paragraph" style:parent-style-name="Standard">
      <style:text-properties style:font-name="TeX Gyre Schola" fo:font-size="14pt" officeooo:paragraph-rsid="001052f0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eX Gyre Schola" fo:font-size="14pt" style:font-size-asian="14pt" style:font-size-complex="14pt"/>
    </style:style>
    <style:style style:name="P8" style:family="paragraph" style:parent-style-name="Standard">
      <style:text-properties style:font-name="TeX Gyre Schola" fo:font-size="14pt" officeooo:paragraph-rsid="0010b6b8" style:font-size-asian="14pt" style:font-size-complex="14pt"/>
    </style:style>
    <style:style style:name="P9" style:family="paragraph" style:parent-style-name="Standard">
      <style:text-properties style:font-name="TeX Gyre Schola" fo:font-size="14pt" officeooo:paragraph-rsid="00126fe3" style:font-size-asian="14pt" style:font-size-complex="14pt"/>
    </style:style>
    <style:style style:name="P10" style:family="paragraph" style:parent-style-name="Standard">
      <style:text-properties style:font-name="TeX Gyre Schola" fo:font-size="14pt" officeooo:paragraph-rsid="001a6b89" style:font-size-asian="14pt" style:font-size-complex="14pt"/>
    </style:style>
    <style:style style:name="P11" style:family="paragraph" style:parent-style-name="Standard">
      <style:text-properties style:font-name="TeX Gyre Schola" fo:font-size="14pt" style:text-underline-style="solid" style:text-underline-width="auto" style:text-underline-color="font-color" officeooo:paragraph-rsid="001052f0" style:font-size-asian="14pt" style:font-size-complex="14pt"/>
    </style:style>
    <style:style style:name="P12" style:family="paragraph" style:parent-style-name="Standard">
      <style:text-properties fo:font-variant="normal" fo:text-transform="none" fo:color="#ff0000" style:font-name="TeX Gyre Schola" fo:font-size="10pt" fo:letter-spacing="normal" fo:font-style="normal" style:text-underline-style="none" fo:font-weight="normal" officeooo:rsid="000a0e9e" officeooo:paragraph-rsid="000a0e9e" style:font-size-asian="10pt" style:font-size-complex="10pt"/>
    </style:style>
    <style:style style:name="P13" style:family="paragraph" style:parent-style-name="Standard">
      <style:text-properties fo:font-variant="normal" fo:text-transform="none" fo:color="#ff0000" style:font-name="TeX Gyre Schola" fo:font-size="10pt" fo:letter-spacing="normal" fo:font-style="normal" style:text-underline-style="none" fo:font-weight="normal" officeooo:rsid="001052f0" officeooo:paragraph-rsid="001052f0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ff0000" style:font-name="TeX Gyre Schola" fo:font-size="14pt" fo:letter-spacing="normal" fo:font-style="normal" fo:font-weight="normal" officeooo:rsid="000a0e9e" officeooo:paragraph-rsid="000a0e9e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ff0000" style:font-name="TeX Gyre Schola" fo:font-size="12pt" fo:letter-spacing="normal" fo:font-style="normal" fo:font-weight="normal" officeooo:paragraph-rsid="00126fe3" style:font-size-asian="14pt" style:font-size-complex="14pt"/>
    </style:style>
    <style:style style:name="P16" style:family="paragraph" style:parent-style-name="Standard">
      <style:text-properties fo:color="#ff0000" style:font-name="TeX Gyre Schola" fo:font-size="10pt" style:font-size-asian="10pt" style:font-size-complex="10pt"/>
    </style:style>
    <style:style style:name="P17" style:family="paragraph" style:parent-style-name="Standard">
      <style:text-properties fo:color="#ff0000" style:font-name="TeX Gyre Schola" fo:font-size="10pt" officeooo:rsid="000a0e9e" officeooo:paragraph-rsid="000a0e9e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color="#ff0000" style:font-name="TeX Gyre Schola" fo:font-size="10pt" officeooo:rsid="000ce2ae" officeooo:paragraph-rsid="000ce2ae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color="#ff0000" style:font-name="TeX Gyre Schola" fo:font-size="10pt" officeooo:rsid="0010b6b8" officeooo:paragraph-rsid="0010b6b8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color="#ff0000" style:font-name="TeX Gyre Schola" fo:font-size="10pt" officeooo:rsid="00126fe3" officeooo:paragraph-rsid="00126fe3" style:font-size-asian="10pt" style:font-size-complex="10pt"/>
    </style:style>
    <style:style style:name="P21" style:family="paragraph" style:parent-style-name="Standard">
      <style:text-properties fo:color="#ff0000" style:font-name="TeX Gyre Schola" fo:font-size="10pt" officeooo:rsid="00126fe3" officeooo:paragraph-rsid="00126fe3" style:font-size-asian="10pt" style:font-size-complex="10pt"/>
    </style:style>
    <style:style style:name="P22" style:family="paragraph" style:parent-style-name="Standard">
      <style:text-properties fo:color="#ff0000" style:font-name="TeX Gyre Schola" fo:font-size="10pt" officeooo:paragraph-rsid="00126fe3" style:font-size-asian="10pt" style:font-size-complex="10pt"/>
    </style:style>
    <style:style style:name="P23" style:family="paragraph" style:parent-style-name="Standard">
      <style:text-properties fo:color="#ff0000" style:font-name="TeX Gyre Schola" fo:font-size="10pt" officeooo:rsid="0019f53d" officeooo:paragraph-rsid="0019f53d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color="#ff0000" style:font-name="TeX Gyre Schola" fo:font-size="10pt" officeooo:rsid="0019f53d" officeooo:paragraph-rsid="0019f53d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fo:color="#ff0000" style:font-name="TeX Gyre Schola" fo:font-size="10pt" style:text-underline-style="none" officeooo:rsid="001052f0" officeooo:paragraph-rsid="0010b6b8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fo:color="#ff0000" style:font-name="TeX Gyre Schola" fo:font-size="10pt" style:text-underline-style="none" officeooo:rsid="00140d78" officeooo:paragraph-rsid="00140d78" style:font-size-asian="10pt" style:font-size-complex="10pt"/>
    </style:style>
    <style:style style:name="P27" style:family="paragraph" style:parent-style-name="Standard">
      <style:text-properties fo:color="#ff0000" style:font-name="TeX Gyre Schola" fo:font-size="14pt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color="#ff0000" style:font-name="TeX Gyre Schola" fo:font-size="14pt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color="#ff0000" style:font-name="TeX Gyre Schola" fo:font-size="14pt" officeooo:rsid="000b8bb3" officeooo:paragraph-rsid="000b8bb3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fo:color="#ff0000" style:font-name="TeX Gyre Schola" fo:font-size="14pt" officeooo:rsid="00126fe3" officeooo:paragraph-rsid="00126fe3" style:font-size-asian="14pt" style:font-size-complex="14pt"/>
    </style:style>
    <style:style style:name="P31" style:family="paragraph" style:parent-style-name="Standard">
      <style:text-properties fo:color="#ff0000" style:font-name="TeX Gyre Schola" fo:font-size="14pt" officeooo:rsid="00126fe3" officeooo:paragraph-rsid="00126fe3" style:font-size-asian="14pt" style:font-size-complex="14pt"/>
    </style:style>
    <style:style style:name="P32" style:family="paragraph" style:parent-style-name="Standard">
      <style:text-properties fo:color="#ff0000" style:font-name="TeX Gyre Schola" fo:font-size="14pt" officeooo:paragraph-rsid="00126fe3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fo:color="#ff0000" style:font-name="TeX Gyre Schola" fo:font-size="14pt" style:text-underline-style="none" officeooo:rsid="001052f0" officeooo:paragraph-rsid="001052f0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fo:color="#ff0000" style:font-name="TeX Gyre Schola" fo:font-size="12pt" officeooo:paragraph-rsid="00126fe3" style:font-size-asian="12pt" style:font-size-complex="12pt"/>
    </style:style>
    <style:style style:name="P35" style:family="paragraph" style:parent-style-name="Standard">
      <style:text-properties officeooo:paragraph-rsid="000a0e9e"/>
    </style:style>
    <style:style style:name="P36" style:family="paragraph" style:parent-style-name="Standard">
      <style:paragraph-properties fo:text-align="start" style:justify-single-word="false"/>
      <style:text-properties fo:font-size="10pt" officeooo:paragraph-rsid="001052f0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fo:font-size="10pt" officeooo:paragraph-rsid="0019f53d" style:font-size-asian="10pt" style:font-size-complex="10pt"/>
    </style:style>
    <style:style style:name="P38" style:family="paragraph" style:parent-style-name="Standard">
      <style:text-properties officeooo:paragraph-rsid="000b8bb3"/>
    </style:style>
    <style:style style:name="P39" style:family="paragraph" style:parent-style-name="Standard">
      <style:text-properties officeooo:paragraph-rsid="000fa622"/>
    </style:style>
    <style:style style:name="P40" style:family="paragraph" style:parent-style-name="Standard">
      <style:text-properties officeooo:paragraph-rsid="001052f0"/>
    </style:style>
    <style:style style:name="P41" style:family="paragraph" style:parent-style-name="Standard">
      <style:paragraph-properties fo:text-align="start" style:justify-single-word="false"/>
      <style:text-properties style:use-window-font-color="true" style:font-name="TeX Gyre Schola" fo:font-size="14pt" officeooo:rsid="0019f53d" officeooo:paragraph-rsid="0019f53d" style:font-size-asian="14pt" style:font-size-complex="14pt"/>
    </style:style>
    <style:style style:name="P4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TeX Gyre Schola" fo:font-size="14pt" officeooo:paragraph-rsid="000a0e9e" style:font-size-asian="14pt" style:font-size-complex="14pt"/>
    </style:style>
    <style:style style:name="P4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eX Gyre Schola" fo:font-size="10pt" officeooo:rsid="000b8bb3" officeooo:paragraph-rsid="000b8bb3" style:font-size-asian="10pt" style:font-size-complex="10pt"/>
    </style:style>
    <style:style style:name="P4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4" style:font-name="TeX Gyre Schola" fo:font-size="24pt" fo:letter-spacing="normal" fo:font-style="normal" fo:font-weight="normal" officeooo:rsid="000a0e9e" officeooo:paragraph-rsid="000a0e9e" style:font-size-asian="24pt" style:font-size-complex="24pt"/>
    </style:style>
    <style:style style:name="P4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ff0000" style:font-name="TeX Gyre Schola" fo:font-size="10pt" fo:letter-spacing="normal" fo:font-style="normal" style:text-underline-style="none" fo:font-weight="normal" officeooo:rsid="000a0e9e" officeooo:paragraph-rsid="000a0e9e" style:font-size-asian="10pt" style:font-size-complex="10pt"/>
    </style:style>
    <style:style style:name="P4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TeX Gyre Schola" officeooo:paragraph-rsid="000a0e9e"/>
    </style:style>
    <style:style style:name="P4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0a0e9e"/>
    </style:style>
    <style:style style:name="P4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0a0e9e"/>
    </style:style>
    <style:style style:name="T1" style:family="text">
      <style:text-properties fo:font-size="10pt" officeooo:rsid="00126fe3" style:font-size-asian="10pt" style:font-size-complex="10pt"/>
    </style:style>
    <style:style style:name="T2" style:family="text">
      <style:text-properties fo:color="#ff0000"/>
    </style:style>
    <style:style style:name="T3" style:family="text">
      <style:text-properties fo:color="#ff0000" fo:font-size="10pt" style:font-size-asian="10pt" style:font-size-complex="10pt"/>
    </style:style>
    <style:style style:name="T4" style:family="text">
      <style:text-properties fo:color="#ff0000" fo:font-size="10pt" officeooo:rsid="001a6b89" style:font-size-asian="10pt" style:font-size-complex="10pt"/>
    </style:style>
    <style:style style:name="T5" style:family="text">
      <style:text-properties fo:color="#ff0000" style:font-name="TeX Gyre Schola" fo:font-size="14pt" officeooo:rsid="0019f53d" style:font-size-asian="14pt" style:font-size-complex="14pt"/>
    </style:style>
    <style:style style:name="T6" style:family="text">
      <style:text-properties fo:color="#ff0000" style:font-name="TeX Gyre Schola" officeooo:rsid="001052f0"/>
    </style:style>
    <style:style style:name="T7" style:family="text">
      <style:text-properties fo:color="#ff0000" style:font-name="TeX Gyre Schola" officeooo:rsid="0019f53d"/>
    </style:style>
    <style:style style:name="T8" style:family="text">
      <style:text-properties fo:color="#ff0000" officeooo:rsid="00126fe3"/>
    </style:style>
    <style:style style:name="T9" style:family="text">
      <style:text-properties fo:color="#ff0000" officeooo:rsid="0019f53d"/>
    </style:style>
    <style:style style:name="T10" style:family="text">
      <style:text-properties fo:color="#ff0000" officeooo:rsid="001a6b89"/>
    </style:style>
    <style:style style:name="T11" style:family="text">
      <style:text-properties fo:font-variant="normal" fo:text-transform="none" fo:color="#ff0000" style:font-name="TeX Gyre Schola" fo:font-size="14pt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fo:color="#ff0000" style:font-name="TeX Gyre Schola" fo:font-size="14pt" fo:letter-spacing="normal" fo:font-style="normal" fo:font-weight="normal" officeooo:rsid="0019d60a" style:font-size-asian="14pt" style:font-size-complex="14pt"/>
    </style:style>
    <style:style style:name="T13" style:family="text">
      <style:text-properties fo:font-variant="normal" fo:text-transform="none" fo:color="#ff0000" style:font-name="TeX Gyre Schola" fo:font-size="14pt" fo:letter-spacing="normal" fo:font-style="normal" fo:font-weight="normal" officeooo:rsid="000a0e9e" style:font-size-asian="14pt" style:font-size-complex="14pt"/>
    </style:style>
    <style:style style:name="T14" style:family="text">
      <style:text-properties fo:font-variant="normal" fo:text-transform="none" fo:color="#ff0000" style:font-name="TeX Gyre Schola" fo:font-size="14pt" fo:letter-spacing="normal" fo:font-style="normal" fo:font-weight="normal" officeooo:rsid="0007c8ce" style:font-size-asian="14pt" style:font-size-complex="14pt"/>
    </style:style>
    <style:style style:name="T15" style:family="text">
      <style:text-properties fo:font-variant="normal" fo:text-transform="none" fo:color="#ff0000" style:font-name="TeX Gyre Schola" fo:font-size="14pt" fo:letter-spacing="normal" fo:font-style="normal" fo:font-weight="normal" officeooo:rsid="0023d68a" style:font-size-asian="14pt" style:font-size-complex="14pt"/>
    </style:style>
    <style:style style:name="T16" style:family="text">
      <style:text-properties fo:font-variant="normal" fo:text-transform="none" fo:color="#ff0000" style:font-name="TeX Gyre Schola" fo:font-size="10pt" fo:letter-spacing="normal" fo:font-style="normal" style:text-underline-style="none" fo:font-weight="normal" officeooo:rsid="000a0e9e" style:font-size-asian="10pt" style:font-size-complex="10pt"/>
    </style:style>
    <style:style style:name="T17" style:family="text">
      <style:text-properties fo:font-variant="normal" fo:text-transform="none" fo:color="#ff0000" style:font-name="TeX Gyre Schola" fo:font-size="10pt" fo:letter-spacing="normal" fo:font-style="normal" style:text-underline-style="none" fo:font-weight="normal" officeooo:rsid="000b8bb3" style:font-size-asian="10pt" style:font-size-complex="10pt"/>
    </style:style>
    <style:style style:name="T18" style:family="text">
      <style:text-properties fo:font-variant="normal" fo:text-transform="none" fo:color="#ff0000" style:font-name="TeX Gyre Schola" fo:font-size="10pt" fo:letter-spacing="normal" fo:font-style="normal" style:text-underline-style="none" fo:font-weight="normal" officeooo:rsid="001052f0" style:font-size-asian="10pt" style:font-size-complex="10pt"/>
    </style:style>
    <style:style style:name="T19" style:family="text">
      <style:text-properties fo:font-variant="normal" fo:text-transform="none" fo:color="#ff0000" style:font-name="TeX Gyre Schola" fo:letter-spacing="normal" fo:font-style="normal" fo:font-weight="normal" officeooo:rsid="0007c8ce"/>
    </style:style>
    <style:style style:name="T20" style:family="text">
      <style:text-properties fo:font-variant="normal" fo:text-transform="none" fo:color="#ff0000" fo:letter-spacing="normal" fo:font-style="normal" fo:font-weight="normal"/>
    </style:style>
    <style:style style:name="T21" style:family="text">
      <style:text-properties fo:font-variant="normal" fo:text-transform="none" fo:color="#ff0000" fo:letter-spacing="normal" fo:font-style="normal" fo:font-weight="normal" officeooo:rsid="000a0e9e"/>
    </style:style>
    <style:style style:name="T22" style:family="text">
      <style:text-properties fo:font-variant="normal" fo:text-transform="none" fo:color="#ff0000" style:font-name="TeX Gyre Schola" fo:font-size="14pt" fo:letter-spacing="normal" fo:font-style="normal" fo:font-weight="normal" officeooo:rsid="000a0e9e" style:font-size-asian="14pt" style:font-size-complex="14pt"/>
    </style:style>
    <style:style style:name="T23" style:family="text">
      <style:text-properties fo:font-variant="normal" fo:text-transform="none" fo:color="#ff0000" fo:font-size="14pt" fo:letter-spacing="normal" fo:font-style="normal" fo:font-weight="normal" officeooo:rsid="000a0e9e" style:font-size-asian="14pt" style:font-size-complex="14pt"/>
    </style:style>
    <style:style style:name="T24" style:family="text">
      <style:text-properties fo:font-variant="normal" fo:text-transform="none" fo:color="#202124" style:font-name="TeX Gyre Schola" fo:font-size="14pt" fo:letter-spacing="normal" fo:font-style="normal" fo:font-weight="normal" officeooo:rsid="0007c8ce" style:font-size-asian="14pt" style:font-size-complex="14pt"/>
    </style:style>
    <style:style style:name="T25" style:family="text">
      <style:text-properties fo:font-variant="normal" fo:text-transform="none" fo:color="#202124" style:font-name="TeX Gyre Schola" fo:font-size="14pt" fo:letter-spacing="normal" fo:font-style="normal" fo:font-weight="normal" officeooo:rsid="00212a13" style:font-size-asian="14pt" style:font-size-complex="14pt"/>
    </style:style>
    <style:style style:name="T26" style:family="text">
      <style:text-properties fo:font-variant="normal" fo:text-transform="none" fo:color="#202124" style:font-name="TeX Gyre Schola" fo:font-size="14pt" fo:letter-spacing="normal" fo:font-style="normal" fo:font-weight="normal" officeooo:rsid="000a0e9e" style:font-size-asian="14pt" style:font-size-complex="14pt"/>
    </style:style>
    <style:style style:name="T27" style:family="text">
      <style:text-properties fo:font-variant="normal" fo:text-transform="none" fo:color="#202124" style:font-name="TeX Gyre Schola" fo:font-size="14pt" fo:letter-spacing="normal" fo:font-style="normal" style:text-underline-style="none" fo:font-weight="normal" officeooo:rsid="00212a13" style:font-size-asian="14pt" style:font-size-complex="14pt"/>
    </style:style>
    <style:style style:name="T28" style:family="text">
      <style:text-properties fo:font-variant="normal" fo:text-transform="none" fo:color="#202124" style:font-name="TeX Gyre Schola" fo:font-size="14pt" fo:letter-spacing="normal" fo:font-style="normal" style:text-underline-style="none" fo:font-weight="normal" officeooo:rsid="000a0e9e" style:font-size-asian="14pt" style:font-size-complex="14pt"/>
    </style:style>
    <style:style style:name="T29" style:family="text">
      <style:text-properties fo:font-variant="normal" fo:text-transform="none" fo:color="#202124" style:font-name="TeX Gyre Schola" fo:letter-spacing="normal" fo:font-style="normal" fo:font-weight="normal" officeooo:rsid="0007c8ce"/>
    </style:style>
    <style:style style:name="T30" style:family="text">
      <style:text-properties fo:font-variant="normal" fo:text-transform="none" fo:color="#202124" style:font-name="TeX Gyre Schola1" fo:letter-spacing="normal" fo:font-style="normal" fo:font-weight="normal" officeooo:rsid="0028e4b8" style:font-name-asian="TeX Gyre Schola1" style:font-name-complex="TeX Gyre Schola1"/>
    </style:style>
    <style:style style:name="T31" style:family="text">
      <style:text-properties fo:font-variant="normal" fo:text-transform="none" style:font-name="TeX Gyre Schola1" fo:font-size="14pt" fo:letter-spacing="normal" fo:font-style="normal" fo:font-weight="normal" officeooo:rsid="0028e4b8" style:font-name-asian="TeX Gyre Schola1" style:font-size-asian="14pt" style:font-name-complex="TeX Gyre Schola1" style:font-size-complex="14pt"/>
    </style:style>
    <style:style style:name="T32" style:family="text">
      <style:text-properties officeooo:rsid="000a0e9e"/>
    </style:style>
    <style:style style:name="T33" style:family="text">
      <style:text-properties style:font-name="TeX Gyre Schola" fo:font-size="14pt" style:font-size-asian="14pt" style:font-size-complex="14pt"/>
    </style:style>
    <style:style style:name="T34" style:family="text">
      <style:text-properties officeooo:rsid="000b8bb3"/>
    </style:style>
    <style:style style:name="T35" style:family="text">
      <style:text-properties officeooo:rsid="0010b6b8"/>
    </style:style>
    <style:style style:name="T36" style:family="text">
      <style:text-properties style:font-name="TeX Gyre Schola1" fo:font-size="14pt" officeooo:rsid="0028e4b8" style:font-name-asian="TeX Gyre Schola1" style:font-name-complex="TeX Gyre Schola1"/>
    </style:style>
    <style:style style:name="T37" style:family="text">
      <style:text-properties officeooo:rsid="00126fe3"/>
    </style:style>
    <style:style style:name="T38" style:family="text">
      <style:text-properties style:use-window-font-color="true"/>
    </style:style>
    <style:style style:name="T39" style:family="text">
      <style:text-properties officeooo:rsid="0019f53d"/>
    </style:style>
    <style:style style:name="T40" style:family="text">
      <style:text-properties officeooo:rsid="001a6b89"/>
    </style:style>
    <style:style style:name="T41" style:family="text">
      <style:text-properties officeooo:rsid="0023d6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text:span text:style-name="T12">XX</text:span><text:span text:style-name="T13">X</text:span><text:span text:style-name="T11"> </text:span><text:span text:style-name="T15">Miercoles</text:span><text:span text:style-name="T11"> de</text:span><text:span text:style-name="T12">l</text:span><text:span text:style-name="T11"> </text:span><text:span text:style-name="T12">Ordinario</text:span></text:p>
      <text:p text:style-name="P1"/>
      <text:p text:style-name="P44">VÍSPERAS</text:p>
      <text:p text:style-name="P1"/>
      <text:p text:style-name="P46"><text:span text:style-name="T23">INVOCACIÓN INICIAL</text:span></text:p>
      <text:p text:style-name="P17">El presidente inicia diciendo:</text:p>
      <text:p text:style-name="P47"><text:span text:style-name="T13">V</text:span><text:span text:style-name="T14">.</text:span><text:span text:style-name="T24"><text:tab/></text:span><text:span text:style-name="T25">Dios </text:span><text:span text:style-name="T27">mío, </text:span><text:span text:style-name="T28">ven en mi auxilio.</text:span></text:p>
      <text:p text:style-name="P45">La asamblea responde:</text:p>
      <text:p text:style-name="P35"><text:span text:style-name="T14">R.</text:span><text:span text:style-name="T24"><text:tab/></text:span><text:span text:style-name="T26">Señor date prisa en socorrerme.</text:span></text:p>
      <text:p text:style-name="P12">Continua el presidente diciendo:</text:p>
      <text:p text:style-name="P35"><text:span text:style-name="T13">V</text:span><text:span text:style-name="T14">.</text:span><text:span text:style-name="T24"><text:tab/></text:span><text:span text:style-name="T33">Gloria al Padre, y al Hijo, y al Espíritu Santo.</text:span></text:p>
      <text:p text:style-name="P35"><text:span text:style-name="T16">La asamblea responde:</text:span><text:span text:style-name="T33"><text:line-break/></text:span><text:span text:style-name="T14">R.</text:span><text:span text:style-name="T24"><text:tab/></text:span><text:span text:style-name="T33">Como era en un principio, ahora y siempre,<text:line-break/> <text:tab/>por los siglos de los siglos. Amén.</text:span></text:p>
      <text:p text:style-name="P35"><text:span text:style-name="T13"/></text:p>
      <text:p text:style-name="P14">CANTO DE ENTRADA</text:p>
      <text:p text:style-name="P35"><text:span text:style-name="T33"/></text:p>
      <text:p text:style-name="P29">ORACION E INVOCACIÓN AL ESPÍRITU SANTO</text:p>
      <text:p text:style-name="P35"><text:span text:style-name="T33"/></text:p>
      <text:p text:style-name="P42"><text:span text:style-name="T21">HIMNO</text:span></text:p>
      <text:p text:style-name="P43"><text:span text:style-name="T21">S</text:span><text:span text:style-name="T20">e lee de pie:</text:span></text:p>
      <text:p text:style-name="P2"><text:tab/><text:span text:style-name="T34">¡</text:span>Columnas de la Iglesia, piedras vivas!<text:line-break/><text:tab/><text:span text:style-name="T34">¡</text:span>Apóstoles de Dios, grito del Verbo!<text:line-break/><text:tab/>benditos vuestros pies, porque han llegado<text:line-break/><text:tab/>para anunciar al paz al mundo entero.</text:p>
      <text:p text:style-name="P2"/>
      <text:p text:style-name="P2"><text:tab/>De pie en la encrucijada de la vida,<text:line-break/><text:tab/>del hombre peregrino y de los pueblos,<text:line-break/><text:tab/>lleváis agua de Dios a los cansados,<text:line-break/><text:tab/>hambre de Dios lleváis a los hambrientos.</text:p>
      <text:p text:style-name="P2"/>
      <text:p text:style-name="P2"><text:tab/>De puerta en puerta va vuestro mensaje,<text:line-break/><text:tab/>que es verdad y es amor y es Evangelio.<text:line-break/><text:soft-page-break/><text:tab/>No temáis, pecadores, que sus manos<text:line-break/><text:tab/>son caricias de paz y de consuelo.</text:p>
      <text:p text:style-name="P2"/>
      <text:p text:style-name="P2"><text:tab/>Gracias, Señor, que el pan de tu palabra<text:line-break/><text:tab/>nos llega por tu amor, pan verdadero;<text:line-break/><text:tab/>gracias, Señor, que el pan de vida nueva<text:line-break/><text:tab/>nos llega por tu amor, partido y tierno. Amén.</text:p>
      <text:p text:style-name="P2"/>
      <text:p text:style-name="P28">SALMODIA</text:p>
      <text:p text:style-name="P18">Al iniciar la salmodia se sienta la asamblea:</text:p>
      <text:p text:style-name="P2"><text:span text:style-name="T2">Ant. 1:</text:span><text:tab/>Vosotros sois los que habéis perseverado conmigo en mis pruebas.</text:p>
      <text:p text:style-name="P15"><text:span text:style-name="T36">—</text:span> Salmo 115 <text:span text:style-name="T36">—</text:span></text:p>
      <text:p text:style-name="P2"><text:tab/>Tenía fe, aun cuando dije:<text:line-break/><text:tab/>“¡Qué desgraciado soy!”<text:line-break/><text:tab/>Yo decía en mi apuro:<text:line-break/><text:tab/>“Los hombres son unos mentirosos.”</text:p>
      <text:p text:style-name="P2"/>
      <text:p text:style-name="P3"><text:tab/>¿Cómo pagaré al Señor<text:line-break/><text:tab/>todo el bien que me ha hecho?<text:line-break/><text:tab/>Alzaré la copa de la salvación,<text:line-break/><text:tab/>invocando su nombre.<text:line-break/><text:tab/>Cumpliré al Señor mis votos<text:line-break/><text:tab/>en presencia de todo el pueblo.</text:p>
      <text:p text:style-name="P3"/>
      <text:p text:style-name="P2"><text:tab/>Vale mucho a los ojos Señor<text:line-break/><text:tab/>la vida de sus fieles.<text:line-break/><text:tab/>Señor, yo soy tu siervo,<text:line-break/><text:tab/>siervo tuyo, hijo de tu esclava:<text:line-break/><text:tab/>rompiste mis cadenas.</text:p>
      <text:p text:style-name="P2"/>
      <text:p text:style-name="P2"><text:tab/>Te ofreceré un sacrificio de alabanza,<text:line-break/><text:tab/>invocando tu nombre, Señor.<text:line-break/><text:tab/>Cumpliré al Señor mis votos<text:line-break/><text:soft-page-break/><text:tab/>en presencia de todo el pueblo,<text:line-break/><text:tab/>en el atrio de la casa del Señor,<text:line-break/><text:tab/>en medio de Ti. Jerusalén.</text:p>
      <text:p text:style-name="P2"/>
      <text:p text:style-name="P38"><text:span text:style-name="T16">Continua el </text:span><text:span text:style-name="T17">lector</text:span><text:span text:style-name="T16"> diciendo:</text:span></text:p>
      <text:p text:style-name="P38"><text:span text:style-name="T13">V</text:span><text:span text:style-name="T14">.</text:span><text:span text:style-name="T24"><text:tab/></text:span><text:span text:style-name="T33">Gloria al Padre, y al Hijo, y al Espíritu Santo.</text:span></text:p>
      <text:p text:style-name="P4"><text:span text:style-name="T16">La asamblea responde:</text:span><text:line-break/><text:span text:style-name="T19">R.</text:span><text:span text:style-name="T29"><text:tab/></text:span>Como era en un principio, ahora y siempre, </text:p>
      <text:p text:style-name="P4"><text:tab/>por los siglos de los siglos. Amén.</text:p>
      <text:p text:style-name="P4"/>
      <text:p text:style-name="P4"><text:span text:style-name="T2">Ant. 1:</text:span><text:tab/>Vosotros sois los que habéis perseverado conmigo en mis pruebas.</text:p>
      <text:p text:style-name="P4"/>
      <text:p text:style-name="P2"><text:span text:style-name="T2">Ant. 2:</text:span><text:tab/>Yo estoy en medio de vosotros como el que sirve.</text:p>
      <text:p text:style-name="P34"><text:span text:style-name="T31">— </text:span>Salmo 125 <text:span text:style-name="T31">—</text:span></text:p>
      <text:p text:style-name="P2"><text:tab/>Cuando el Señor cambió la suerte de Sión,<text:line-break/><text:tab/>nos parecía soñar:<text:line-break/><text:tab/>la boca se nos llenaba de risas,<text:line-break/><text:tab/>la lengua de cantares.</text:p>
      <text:p text:style-name="P2"/>
      <text:p text:style-name="P2"><text:tab/>Hasta los gentiles decían:<text:line-break/><text:tab/>“El Señor ha estado grande con ellos.”<text:line-break/><text:tab/>El Señor ha estado grande con nosotros,<text:line-break/><text:tab/>y estamos alegres.</text:p>
      <text:p text:style-name="P2"/>
      <text:p text:style-name="P2"><text:tab/>Que el Señor cambie nuestra suerte<text:line-break/><text:tab/>como los torrentes de Negueb.<text:line-break/><text:tab/>Los que sembraban con lágrimas<text:line-break/><text:tab/>cosechan entre cantares.</text:p>
      <text:p text:style-name="P2"/>
      <text:p text:style-name="P2"><text:tab/>Al ir, iban llorando,<text:line-break/><text:tab/>llevando la semilla;<text:line-break/><text:tab/>al volver, vuelven cantando,<text:line-break/><text:tab/>trayendo sus gavillas.</text:p>
      <text:p text:style-name="P39"><text:soft-page-break/><text:span text:style-name="T16"/></text:p>
      <text:p text:style-name="P39"><text:span text:style-name="T16">Continua el </text:span><text:span text:style-name="T17">lector</text:span><text:span text:style-name="T16"> diciendo:</text:span></text:p>
      <text:p text:style-name="P39"><text:span text:style-name="T13">V</text:span><text:span text:style-name="T14">.</text:span><text:span text:style-name="T24"><text:tab/></text:span><text:span text:style-name="T33">Gloria al Padre, y al Hijo, y al Espíritu Santo.</text:span></text:p>
      <text:p text:style-name="P5"><text:span text:style-name="T16">La asamblea responde:</text:span><text:line-break/><text:span text:style-name="T19">R.</text:span><text:span text:style-name="T29"><text:tab/></text:span>Como era en un principio, ahora y siempre, </text:p>
      <text:p text:style-name="P5"><text:tab/>por los siglos de los siglos. Amén.</text:p>
      <text:p text:style-name="P5"/>
      <text:p text:style-name="P5"><text:span text:style-name="T2">Ant. 2:</text:span><text:tab/>Yo estoy en medio de vosotros como el que sirve.</text:p>
      <text:p text:style-name="P5"/>
      <text:p text:style-name="P2"><text:span text:style-name="T2">Ant. 3:</text:span><text:tab/>Ya no os llamo sievos, a vosotros os llamo amigos, porque todo lo <text:tab/><text:tab/><text:tab/>que he oído a mi Padre os lo he dado a conocer.</text:p>
      <text:p text:style-name="P34"><text:span text:style-name="T31">—</text:span> Cántico Ef. 1, 3-10 <text:span text:style-name="T31">—</text:span></text:p>
      <text:p text:style-name="P2"><text:tab/>Bendito sea Dios,<text:line-break/><text:tab/>Padre de nuestro Señor Jesucristo,<text:line-break/><text:tab/>que nos ha bendecido en la persona de Cristo<text:line-break/><text:tab/>con toda clase de bienes espirituales y celestiales.</text:p>
      <text:p text:style-name="P2"/>
      <text:p text:style-name="P2"><text:tab/>Él nos eligió en la persona de Cristo,<text:line-break/><text:tab/>antes de crear el mundo,<text:line-break/><text:tab/>para que fuésemos consagrados<text:line-break/><text:tab/>e irreprochables ante él por el amor.</text:p>
      <text:p text:style-name="P2"/>
      <text:p text:style-name="P2"><text:tab/>Él nos ha destinado en la persona de Cristo<text:line-break/><text:tab/>por pura iniciativa suya,<text:line-break/><text:tab/>a ser sus hijos,<text:line-break/><text:tab/>para que la gloria de su gracia,<text:line-break/><text:tab/>que tan generosamente nos ha concedido<text:line-break/><text:tab/>en su querido Hijo,<text:line-break/><text:tab/>redunde en alabanza suya.</text:p>
      <text:p text:style-name="P2"/>
      <text:p text:style-name="P2"><text:tab/>Por este Hijo, por su sangre,<text:line-break/><text:tab/>hemos recibido la redención,<text:line-break/><text:tab/>el perdón de los pecados.<text:line-break/><text:soft-page-break/><text:tab/>El tesoro de su gracia, sabiduría y prudencia<text:line-break/><text:tab/>ha sido un derroche para con nosotros,<text:line-break/><text:tab/>dándonos a conocer el misterio de su voluntad.</text:p>
      <text:p text:style-name="P2"/>
      <text:p text:style-name="P2"><text:tab/>Este es el plan<text:line-break/><text:tab/>que había proyectado realizar por Cristo<text:line-break/><text:tab/>cuando llegase el momento culminante:<text:line-break/><text:tab/>hacer que todas las cosas<text:line-break/><text:tab/>tuviesen a Cristo por cabeza,<text:line-break/><text:tab/>las del cielo y las de la tierra.</text:p>
      <text:p text:style-name="P2"/>
      <text:p text:style-name="P40"><text:span text:style-name="T16">Continua el </text:span><text:span text:style-name="T17">lector</text:span><text:span text:style-name="T16"> diciendo:</text:span></text:p>
      <text:p text:style-name="P40"><text:span text:style-name="T13">V</text:span><text:span text:style-name="T14">.</text:span><text:span text:style-name="T24"><text:tab/></text:span><text:span text:style-name="T33">Gloria al Padre, y al Hijo, y al Espíritu Santo.</text:span></text:p>
      <text:p text:style-name="P6"><text:span text:style-name="T16">La asamblea responde:</text:span><text:line-break/><text:span text:style-name="T19">R.</text:span><text:span text:style-name="T29"><text:tab/></text:span>Como era en un principio, ahora y siempre, </text:p>
      <text:p text:style-name="P6"><text:tab/>por los siglos de los siglos. Amén.</text:p>
      <text:p text:style-name="P6"/>
      <text:p text:style-name="P6"><text:span text:style-name="T2">Ant. 3:</text:span><text:tab/>Ya no os llamo sievos, a vosotros os llamo amigos, porque todo lo <text:tab/><text:tab/><text:tab/>que he oído a mi Padre os lo he dado a conocer.</text:p>
      <text:p text:style-name="P6"/>
      <text:p text:style-name="P28">LECTURA BREVE</text:p>
      <text:p text:style-name="P34"><text:span text:style-name="T31">—</text:span> Ef 4, 11-13 <text:span text:style-name="T31">—</text:span></text:p>
      <text:p text:style-name="P7">Cristo ha constituido a unos, apóstoles; a otros, profetas; a otros, evangelistas; a otros, pastores y doctores, para el perfeccionamiento de los fieles, en función de su ministerio, y para la edificación del cuerpo de Cristo; hasta que lleguemos todos a la unidad en la fe y en el conocimiento del Hijo de Dios, al hombre perfecto, a la medida de Cristo en su plenitud.</text:p>
      <text:p text:style-name="P2"/>
      <text:p text:style-name="P28">RESPONSORIO BREVE</text:p>
      <text:p text:style-name="P36"><text:span text:style-name="T6">El mismo lector que lee la “LECTURA BREVE” lee el “RESPONSORIO BREVE” en inicia diciendo:</text:span></text:p>
      <text:p text:style-name="P6"><text:span text:style-name="T2">V.</text:span><text:tab/>Contad a los pueblos la gloria del Señor.</text:p>
      <text:p text:style-name="P6"><text:span text:style-name="T16">La asamblea responde:</text:span><text:line-break/><text:span text:style-name="T2">R.</text:span><text:tab/>Contad a los pueblos la gloria del Señor.</text:p>
      <text:p text:style-name="P6"/>
      <text:p text:style-name="P6"><text:soft-page-break/><text:span text:style-name="T18">El lector continua</text:span><text:span text:style-name="T16">:</text:span></text:p>
      <text:p text:style-name="P6"><text:span text:style-name="T2">V.</text:span><text:tab/>Sus maravillas a todas las naciones.</text:p>
      <text:p text:style-name="P6"><text:span text:style-name="T16">La asamblea responde:</text:span><text:line-break/><text:span text:style-name="T2">R.</text:span><text:tab/>Contad a los pueblos la gloria del Señor.</text:p>
      <text:p text:style-name="P13"><text:span text:style-name="T32">E</text:span>l lector concluye diciendo:</text:p>
      <text:p text:style-name="P6"><text:span text:style-name="T2">V.</text:span><text:tab/>Gloria al Padre, y al Hijo, y al Espíritu Santo.</text:p>
      <text:p text:style-name="P6"><text:span text:style-name="T16">La asamblea responde:</text:span><text:line-break/><text:span text:style-name="T2">R.</text:span><text:tab/>Contad a los pueblos la gloria del Señor.</text:p>
      <text:p text:style-name="P11"/>
      <text:p text:style-name="P33">EVANGELIO DEL DIA</text:p>
      <text:p text:style-name="P26">El presidente, estando de pie, lee el Evangelio del dia.</text:p>
      <text:p text:style-name="P25">Muchas veces en prudente dejar unos minutos de silencio para re<text:span text:style-name="T35">flexionar sobre los salmos y lecturas.</text:span></text:p>
      <text:p text:style-name="P11"/>
      <text:p text:style-name="P28">CÁNTICO EVANGÉLICO</text:p>
      <text:p text:style-name="P19">De pie:</text:p>
      <text:p text:style-name="P2"><text:span text:style-name="T2">Ant.</text:span><text:tab/>Cuando llegue la renovación y el Hijo del hombre se siente en el trono <text:tab/>de su gloria, os sentaréis también vosotros en doce tronos para regir a <text:tab/>las doce tribus de Israel.</text:p>
      <text:p text:style-name="P34"><text:span text:style-name="T31">—</text:span> Cántico de la Santísima Virgen María Lc 1, 46-55 <text:span text:style-name="T31">—</text:span></text:p>
      <text:p text:style-name="P2"><text:tab/>Proclama mi alma la grandeza del Señor,<text:line-break/><text:tab/>se alegra mi espíritu en Dios mi salvador;<text:line-break/><text:tab/>porque ha mirado la humillación de su esclava.</text:p>
      <text:p text:style-name="P2"/>
      <text:p text:style-name="P2"><text:tab/>Desde ahora me felicitarán todas las generaciones,<text:line-break/><text:tab/>porque el Poderoso ha hecho obras grandes por mí:<text:line-break/><text:tab/>su nombre es santo<text:line-break/><text:tab/>y su misericordia llega a sus fieles<text:line-break/><text:tab/>de generación en generación.</text:p>
      <text:p text:style-name="P2"/>
      <text:p text:style-name="P2"><text:tab/>Él hace proezas con su brazo:<text:line-break/><text:tab/>dispersa a los soberbios de corazón,<text:line-break/><text:tab/>derriba del trono a los poderosos<text:line-break/><text:tab/>y enaltece a los humildes,<text:line-break/><text:tab/>a los hambrientos los colma de bienes<text:line-break/><text:tab/>y a los ricos los despide vacíos.</text:p>
      <text:p text:style-name="P8"><text:soft-page-break/><text:tab/>Auxilia a Israel, su siervo,<text:line-break/><text:tab/>acordándose de su misericordia<text:line-break/><text:tab/><text:span text:style-name="T30">— </text:span>como lo había prometido a nuestros padres <text:span text:style-name="T30">—</text:span><text:line-break/><text:tab/>en favor de Abraham y su descendencia por siempre.</text:p>
      <text:p text:style-name="P2"/>
      <text:p text:style-name="P16">Continua el lector diciendo:</text:p>
      <text:p text:style-name="P2"><text:span text:style-name="T2">V.</text:span><text:tab/>Gloria al Padre, y al Hijo, y al Espíritu Santo.</text:p>
      <text:p text:style-name="P16">La asamblea responde:</text:p>
      <text:p text:style-name="P2"><text:span text:style-name="T2">R.</text:span><text:tab/>Como era en un principio, ahora y siempre, </text:p>
      <text:p text:style-name="P2"><text:tab/>por los siglos de los siglos. Amén.</text:p>
      <text:p text:style-name="P2"/>
      <text:p text:style-name="P9"><text:span text:style-name="T2">Ant.</text:span><text:tab/>Cuando llegue la renovación y el Hijo del hombre se siente en el trono <text:tab/>de su gloria, os sentaréis también vosotros en doce tronos para regir a <text:tab/>las doce tribus de Israel.</text:p>
      <text:p text:style-name="P9"/>
      <text:p text:style-name="P28">PRECES</text:p>
      <text:p text:style-name="P20">El lector inicia diciendo:</text:p>
      <text:p text:style-name="P2"><text:span text:style-name="T8">V.</text:span><text:span text:style-name="T37"><text:tab/></text:span>Hermanos Edificados sobre el cimiento de los apóstoles, oremos al <text:tab/>Padre por su pueblo santo, diciendo:</text:p>
      <text:p text:style-name="P21">La asamblea responde:</text:p>
      <text:p text:style-name="P2"><text:span text:style-name="T8">R.</text:span><text:span text:style-name="T37"><text:tab/></text:span>Acuérdate, Señor, de tu Iglesia.</text:p>
      <text:p text:style-name="P21">Lector:</text:p>
      <text:p text:style-name="P9"><text:span text:style-name="T8">V.</text:span><text:span text:style-name="T37"><text:tab/></text:span>Padre santo, que quisiste que tu Hijo resucitado de entre los muertos <text:tab/>se manifestara en primer lugar a los apóstoles,</text:p>
      <text:p text:style-name="P9"><text:tab/>haz que también nosotros seamos testigos de Cristo hasta los confines <text:tab/>del mundo.</text:p>
      <text:p text:style-name="P21">Asamblea:</text:p>
      <text:p text:style-name="P31">R.<text:tab/><text:span text:style-name="T38">Acuérdate, Señor, de tu Iglesia.</text:span></text:p>
      <text:p text:style-name="P21">Lector:</text:p>
      <text:p text:style-name="P9"><text:span text:style-name="T8">V.</text:span><text:span text:style-name="T37"><text:tab/></text:span>Padre Santo, tú que enviaste a tu Hijo al mundo para dar la Buena <text:tab/>Noticia a los pobres,</text:p>
      <text:p text:style-name="P9"><text:tab/>haz que sepamos proclamar el Evangelio a todas las creaturas.</text:p>
      <text:p text:style-name="P21">Asamblea:</text:p>
      <text:p text:style-name="P31">R.<text:tab/><text:span text:style-name="T38">Acuérdate, Señor, de tu Iglesia.</text:span></text:p>
      <text:p text:style-name="P31"><text:span text:style-name="T38"/></text:p>
      <text:p text:style-name="P21"><text:soft-page-break/>Lector:</text:p>
      <text:p text:style-name="P9"><text:span text:style-name="T8">V.</text:span><text:span text:style-name="T37"><text:tab/></text:span>Tú que enviaste a tu Hijo a sembrar la semilla de la palabra,</text:p>
      <text:p text:style-name="P9"><text:tab/>haz que, sembrando también tu palabra con nuestro esfuerzo, <text:tab/>recojamos sus frutos con alegría.</text:p>
      <text:p text:style-name="P21">Asamblea:</text:p>
      <text:p text:style-name="P31">R.<text:tab/><text:span text:style-name="T38">Acuérdate, Señor, de tu Iglesia.</text:span></text:p>
      <text:p text:style-name="P21">Lector:</text:p>
      <text:p text:style-name="P2"><text:span text:style-name="T8">V.</text:span><text:span text:style-name="T37"><text:tab/></text:span>Tú que enviaste a tu Hijo para que reconcilara el mundo contigo,</text:p>
      <text:p text:style-name="P2"><text:tab/>haz que también nosotros cooperemos a la reconciliación de los <text:tab/>hombres.</text:p>
      <text:p text:style-name="P16">Asamblea:</text:p>
      <text:p text:style-name="P2"><text:span text:style-name="T2">R.</text:span><text:tab/>Acuérdate, Señor, de tu Iglesia.</text:p>
      <text:p text:style-name="P9"><text:span text:style-name="T3">Se pueden añadir algunas intenciones libres.</text:span><text:line-break/></text:p>
      <text:p text:style-name="P32"><text:span text:style-name="T1">Lector:</text:span></text:p>
      <text:p text:style-name="P2"><text:span text:style-name="T9">V.</text:span><text:span text:style-name="T39"><text:tab/></text:span>Tú que quisiste que tu Hijo resucitara el primero de entre los muertos, <text:tab/>concede a todos los que son de Cristo resucitar con él, el día de su <text:tab/>venida.</text:p>
      <text:p text:style-name="P22">Asamblea:</text:p>
      <text:p text:style-name="P9"><text:span text:style-name="T2">R.</text:span><text:tab/>Acuérdate, Señor, de tu Iglesia.</text:p>
      <text:p text:style-name="P9"/>
      <text:p text:style-name="P23">El presidente dice:</text:p>
      <text:p text:style-name="P2">Oremos ahora al Padre, como Jesús enseñó a los apóstoles:</text:p>
      <text:p text:style-name="P27">Padre Nuestro...</text:p>
      <text:p text:style-name="P31">Dios te salve María...</text:p>
      <text:p text:style-name="P2"/>
      <text:p text:style-name="P30">RITO DE LA PAZ</text:p>
      <text:p text:style-name="P41">Como hermanos nos damos la paz:</text:p>
      <text:p text:style-name="P2"/>
      <text:p text:style-name="P28">ORACIÓN <text:span text:style-name="T37">FINAL</text:span></text:p>
      <text:p text:style-name="P37"><text:span text:style-name="T7">El precidente dice la siguiente oración:</text:span></text:p>
      <text:p text:style-name="P2">Dios Dios nuestro, que quisiste que te conociéramos por la predicación de los apóstoles, concédenos, por la intercesión de los santo Simón y Judas, que tu Iglesia siga creciendo en el mundo, acogiendo continuamente en su seno a <text:soft-page-break/>nuevos pueblos que vengan a la fe en ti. Por nuestro Señor Jesucristo, tu Hijo.</text:p>
      <text:p text:style-name="P2"/>
      <text:p text:style-name="P28">CONCLUSIÓN</text:p>
      <text:p text:style-name="P24">El precidente concluye diciendo <text:span text:style-name="T40">mientras se persigna:</text:span></text:p>
      <text:p text:style-name="P10"><text:span text:style-name="T2">V.</text:span><text:tab/>El Señor nos bendiga, nos guarde de todo mal y nos lleve a la vida <text:tab/>eterna.</text:p>
      <text:p text:style-name="P10"><text:span text:style-name="T4">La asamblea responde:</text:span><text:line-break/><text:span text:style-name="T2">R.</text:span><text:tab/>Amén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eX Gyre Schola1" svg:font-family="'TeX Gyre Schola'"/>
    <style:font-face style:name="Times New Roman" svg:font-family="'Times New Roman'"/>
    <style:font-face style:name="sans-serif" svg:font-family="sans-serif"/>
    <style:font-face style:name="FreeSans1" svg:font-family="FreeSans" style:font-family-generic="swiss"/>
    <style:font-face style:name="TeX Gyre Schola" svg:font-family="'TeX Gyre Schol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Unifont" style:font-family-asian="Unifont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0-26T20:36:50.424275695</meta:creation-date>
    <dc:date>2020-10-26T21:41:38.829654695</dc:date>
    <meta:editing-duration>PT52M51S</meta:editing-duration>
    <meta:editing-cycles>18</meta:editing-cycles>
    <meta:generator>LibreOffice/6.4.6.2$Linux_X86_64 LibreOffice_project/40$Build-2</meta:generator>
    <meta:document-statistic meta:table-count="0" meta:image-count="0" meta:object-count="0" meta:page-count="9" meta:paragraph-count="127" meta:word-count="1510" meta:character-count="8566" meta:non-whitespace-character-count="7039"/>
  </office:meta>
</office:document-meta>
</file>